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,Bold" svg:font-family="'Calibri,Bold'"/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line-height="200%" fo:text-align="start" style:justify-single-word="false" style:text-autospace="none"/>
      <style:text-properties style:font-name="Calibri" fo:font-size="11pt" style:font-name-asian="Calibri" style:font-size-asian="11pt" style:font-name-complex="Calibri" style:font-size-complex="11pt"/>
    </style:style>
    <style:style style:name="P2" style:family="paragraph" style:parent-style-name="Standard" style:list-style-name="">
      <style:paragraph-properties fo:line-height="200%" fo:text-align="center" style:justify-single-word="false" style:text-autospace="none"/>
      <style:text-properties style:font-name="Calibri" fo:font-size="11pt" style:font-name-asian="Calibri" style:font-size-asian="11pt" style:font-name-complex="Calibri" style:font-size-complex="11pt"/>
    </style:style>
    <style:style style:name="P3" style:family="paragraph" style:parent-style-name="Standard" style:list-style-name="">
      <style:paragraph-properties fo:line-height="200%" fo:text-align="start" style:justify-single-word="false" style:text-autospace="none"/>
      <style:text-properties style:font-name="Calibri,Bold" fo:font-size="11pt" fo:font-weight="bold" style:font-name-asian="Calibri,Bold" style:font-size-asian="11pt" style:font-weight-asian="bold" style:font-name-complex="Calibri,Bold" style:font-size-complex="11pt" style:font-weight-complex="bold"/>
    </style:style>
    <style:style style:name="P4" style:family="paragraph" style:parent-style-name="Standard" style:list-style-name="">
      <style:paragraph-properties fo:line-height="200%" style:text-autospace="none"/>
    </style:style>
    <style:style style:name="T1" style:family="text">
      <style:text-properties style:font-name="Calibri" fo:font-size="11pt" style:font-name-asian="Calibri" style:font-size-asian="11pt" style:font-name-complex="Calibri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up Apollo</text:p>
      <text:p text:style-name="P1">Members: John Marion, Trung Dinh, and Domenic Tessari</text:p>
      <text:p text:style-name="P2">Game Plan</text:p>
      <text:p text:style-name="P2">Using Unreal Engine</text:p>
      <text:p text:style-name="P3">Concept</text:p>
      <text:p text:style-name="P1">Our game is going to be a battle arena-type action RPG. The player will control a hero that fights</text:p>
      <text:p text:style-name="P1">alongside AI bots against enemy AI bots in the level. The player will advance in level and gain new</text:p>
      <text:p text:style-name="P1">abilities and powerups. The game will be fast-paced and focus on action in the form of combat. AI</text:p>
      <text:p text:style-name="P1">spawns over time or perhaps as you get to new parts of the level. As the player gets stronger the AI will</text:p>
      <text:p text:style-name="P1">also grow and become more of a challenge. Winning the game involves clearing all the bots or lasting till</text:p>
      <text:p text:style-name="P1">the time is up. You will only have one life as opposed to unlimited respawns.</text:p>
      <text:p text:style-name="P1"/>
      <text:p text:style-name="P1">CHANGE: Our game emphasizes survival instead of combat. <text:s/>The player is tasked with avoiding the fire of the enemy and collecting powerups to help them live through the onslaught for as long as possible. <text:s/>More enemies spawn as time goes on, increasing the difficulty. <text:s/>The goal is <text:s/>to navigate the landscape and survive as long as possible.</text:p>
      <text:p text:style-name="P1"/>
      <text:p text:style-name="P3">Story</text:p>
      <text:p text:style-name="P1">You are a valiant hero known for your prowess in combat. You have pledged loyalty to your</text:p>
      <text:p text:style-name="P1">kingdom and you are an important asset in all military endeavors. Your king lays claim to an opposing</text:p>
      <text:p text:style-name="P1">region that fails to comply with the king’s recent demands of the area. The opposition seeks to become</text:p>
      <text:p text:style-name="P1">its own sovereign nation. The king is displeased and wishes to wage war on the resource-rich subnation.</text:p>
      <text:p text:style-name="P1">It is up to you to aid your king’s forces on the battlefield against the enemy. By overcoming the</text:p>
      <text:p text:style-name="P1">opposing force you will be held in the highest regard amongst your people. You will be rewarded with</text:p>
      <text:p text:style-name="P1">praise and honor upon your return home. Statues will embody your heroic deeds around the city. Fail</text:p>
      <text:p text:style-name="P1"><text:soft-page-break/>and you will forever be known for your loss.</text:p>
      <text:p text:style-name="P1"/>
      <text:p text:style-name="P1">CHANGE: While on a routine exploration of an uncharted planet, the natives turn hostile and take down your ship . <text:s/>You signal for a rescue but the nearest vessel won't arrive for quite some time. <text:s/>As more and more of the hostile aliens try to take you down for the sport of it, your mind is consumed with one goal: RUN!</text:p>
      <text:p text:style-name="P1"/>
      <text:p text:style-name="P3">Technical</text:p>
      <text:p text:style-name="P1">We are using the Unreal Engine for this project. Currently, everything we have done for this</text:p>
      <text:p text:style-name="P1">game has been done in the Unreal Editor and in the addition of several new scripts. We plan to begin</text:p>
      <text:p text:style-name="P1">creating our own models using 3D Max and further the amount of unreal scripts that we use for the</text:p>
      <text:p text:style-name="P1">game.</text:p>
      <text:p text:style-name="P1"/>
      <text:p text:style-name="P3">Action</text:p>
      <text:p text:style-name="P1">The game will be a top-down action RPG. Movement is controlled with a point-and-click system.</text:p>
      <text:p text:style-name="P1">The style of the game will be similar to something like Warcraft 3’s Dawn of the Ancients, where the</text:p>
      <text:p text:style-name="P1">player assists friendly NPCs in taking control of parts of the map. However, the game may be more fastpaced</text:p>
      <text:p text:style-name="P1">and the player in general may have more power, able to quickly wipe out enemies and level up. If</text:p>
      <text:p text:style-name="P1">the player fails to gain experience fast enough then the AI will overcome the forces on his side. The</text:p>
      <text:p text:style-name="P1">game will be engaging because of its fast-paced action and experience system which will encourage the</text:p>
      <text:p text:style-name="P1">player to perform well.</text:p>
      <text:p text:style-name="P1"/>
      <text:p text:style-name="P1">CHANGE: The game is a top-down survival action game with a point and click interface. <text:s/>Enemies will spawn in increasing numbers throughout the map and will attempt to take down the player as they come into contact with him. <text:s/>Health items are littered across the map and are the main goal of the player. <text:s/>Without getting enough health, the player will die in very short order, especially as the number of enemies increase. <text:s/>Keeping out of <text:soft-page-break/>range and avoiding larger groups while carefully managing health items form the core of the game's strategy and entertainment value.</text:p>
      <text:p text:style-name="P1"/>
      <text:p text:style-name="P3">Planning</text:p>
      <text:p text:style-name="P1">For this assignment we have gotten used to using the Unreal Editor. We made some changes to</text:p>
      <text:p text:style-name="P1">the camera both in the scripts and in the editor. We also learned how to add spawn points and bots.</text:p>
      <text:p text:style-name="P1">This is information we will continue to use throughout the game. We plan on adding different types of</text:p>
      <text:p text:style-name="P1">AI and categorize the AI into different types, friendly and opposing, essentially having two teams of bots.</text:p>
      <text:p text:style-name="P1">For HW2 and HW3:</text:p>
      <text:p text:style-name="P1">Learn how to import character meshes and animations</text:p>
      <text:p text:style-name="P1">Refine player movement</text:p>
      <text:p text:style-name="P1">Create different types of AI that act differently</text:p>
      <text:p text:style-name="P1">Increase the scale of our level</text:p>
      <text:p text:style-name="P1">Implement an experience system for leveling up and getting stronger</text:p>
      <text:p text:style-name="P1">For HW3:</text:p>
      <text:p text:style-name="P1">We want to get more models and animations working</text:p>
      <text:p text:style-name="P1">Refine the mouse controls</text:p>
      <text:p text:style-name="P4"><text:span text:style-name="T1">Add more inanimate objects to our level to dress it u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,Bold" svg:font-family="'Calibri,Bold'"/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menic Tessari</meta:initial-creator>
    <meta:creation-date>2011-12-07T21:42:46.37</meta:creation-date>
    <dc:date>2011-12-07T22:10:16.02</dc:date>
    <dc:creator>Domenic Tessari</dc:creator>
    <meta:editing-duration>PT27M28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3" meta:paragraph-count="51" meta:word-count="783" meta:character-count="4357"/>
  </office:meta>
</office:document-meta>
</file>